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0.749cm" fo:min-width="0.499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055cm" svg:height="12.237cm" svg:x="5.764cm" svg:y="2.079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line draw:style-name="gr2" draw:text-style-name="P1" draw:layer="layout" svg:x1="11.339cm" svg:y1="8.079cm" svg:x2="14.316cm" svg:y2="6.473cm">
          <text:p/>
        </draw:line>
        <draw:line draw:style-name="gr2" draw:text-style-name="P1" draw:layer="layout" svg:x1="11.292cm" svg:y1="8.316cm" svg:x2="11.292cm" svg:y2="12.379cm">
          <text:p/>
        </draw:line>
        <draw:custom-shape draw:style-name="gr3" draw:text-style-name="P1" draw:layer="layout" svg:width="0.614cm" svg:height="0.614cm" svg:x="11.009cm" svg:y="7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955cm" svg:height="1.276cm" svg:x="9.686cm" svg:y="7.23cm">
          <draw:text-box>
            <text:p><text:span text:style-name="T1">x</text:span></text:p>
          </draw:text-box>
        </draw:frame>
        <draw:custom-shape draw:style-name="gr3" draw:text-style-name="P1" draw:layer="layout" svg:width="0.614cm" svg:height="0.614cm" svg:x="14.033cm" svg:y="6.18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1" draw:layer="layout" svg:width="0.614cm" svg:height="0.614cm" svg:x="11.009cm" svg:y="11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ephane Puechmorel</meta:initial-creator>
    <meta:creation-date>2011-08-10T15:20:21</meta:creation-date>
    <dc:date>2011-08-10T15:22:10</dc:date>
    <dc:creator>Stephane Puechmorel</dc:creator>
    <meta:editing-duration>PT1M49S</meta:editing-duration>
    <meta:editing-cycles>1</meta:editing-cycles>
    <meta:document-statistic meta:object-count="7"/>
    <meta:generator>LibreOffice/3.3$Unix LibreOffice_project/330m19$Build-202</meta:generator>
  </office:meta>
</office:document-meta>
</file>